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writing-mode="page"/>
    </style:style>
    <style:style style:name="P2" style:family="paragraph" style:parent-style-name="Standard" style:list-style-name="">
      <style:paragraph-properties style:writing-mode="page"/>
    </style:style>
    <style:style style:name="P3" style:family="paragraph" style:parent-style-name="Standard" style:list-style-name="">
      <style:paragraph-properties style:writing-mode="page"/>
    </style:style>
    <style:style style:name="P4" style:family="paragraph" style:parent-style-name="Standard" style:list-style-name="">
      <style:paragraph-properties style:writing-mode="page"/>
    </style:style>
    <style:style style:name="P5" style:family="paragraph" style:parent-style-name="Standard" style:list-style-name="">
      <style:paragraph-properties style:writing-mode="page"/>
    </style:style>
    <style:style style:name="P6" style:family="paragraph" style:parent-style-name="Standard" style:list-style-name="">
      <style:paragraph-properties style:writing-mode="page"/>
    </style:style>
    <style:style style:name="P7" style:family="paragraph" style:parent-style-name="Standard" style:list-style-name="">
      <style:paragraph-properties style:writing-mode="page"/>
    </style:style>
    <style:style style:name="P8" style:family="paragraph" style:parent-style-name="Standard" style:list-style-name="">
      <style:paragraph-properties style:writing-mode="page"/>
    </style:style>
    <style:style style:name="P9" style:family="paragraph" style:parent-style-name="Standard" style:list-style-name="">
      <style:paragraph-properties style:writing-mode="page"/>
    </style:style>
    <style:style style:name="P10" style:family="paragraph" style:parent-style-name="Standard" style:list-style-name="">
      <style:paragraph-properties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dy</text:p>
      <text:h text:style-name="P1" text:outline-level="1">Outline Level 1</text:h>
      <text:h text:style-name="P1" text:outline-level="2">Outline Level 2</text:h>
      <text:h text:style-name="P1" text:outline-level="3">Outline Level 3</text:h>
      <text:h text:style-name="P1" text:outline-level="4">Outline Level 4</text:h>
      <text:h text:style-name="P1" text:outline-level="5">Outline Level 5</text:h>
      <text:h text:style-name="P1" text:outline-level="6">Outline Level 6</text:h>
      <text:h text:style-name="P1" text:outline-level="7">Outline Level 7</text:h>
      <text:h text:style-name="P1" text:outline-level="8">Outline Level 8</text:h>
      <text:h text:style-name="P1" text:outline-level="9">Outline Level 9</text:h>
      <text:h text:style-name="P1" text:outline-level="10">Outline Level 10</text:h>
      <text:p text:style-name="Standard"/>
      <text:h text:style-name="Heading_20_1" text:outline-level="1">Outline Level 1 Paragraph Style</text:h>
      <text:h text:style-name="Heading_20_2" text:outline-level="2">Outline Level 2 Paragraph Style</text:h>
      <text:h text:style-name="Heading_20_3" text:outline-level="3">Outline Level 3 Paragraph Style</text:h>
      <text:h text:style-name="Heading_20_4" text:outline-level="4">Outline Level 4 Paragraph Style</text:h>
      <text:h text:style-name="Heading_20_5" text:outline-level="5">Outline Level 5 Paragraph Style</text:h>
      <text:h text:style-name="Heading_20_6" text:outline-level="6">Outline Level 6 Paragraph Style</text:h>
      <text:h text:style-name="Heading_20_7" text:outline-level="7">Outline Level 7 Paragraph Style</text:h>
      <text:h text:style-name="Heading_20_8" text:outline-level="8">Outline Level 8 Paragraph Style</text:h>
      <text:h text:style-name="Heading_20_9" text:outline-level="9">Outline Level 9 Paragraph Style</text:h>
      <text:h text:style-name="Heading_20_10" text:outline-level="10">Outline Level 10 Paragraph Styl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8:24:45.904709376</meta:creation-date>
    <dc:date>2017-05-07T18:27:48.845957457</dc:date>
    <meta:editing-duration>PT3M3S</meta:editing-duration>
    <meta:editing-cycles>1</meta:editing-cycles>
    <meta:document-statistic meta:table-count="0" meta:image-count="0" meta:object-count="0" meta:page-count="1" meta:paragraph-count="21" meta:word-count="81" meta:character-count="466" meta:non-whitespace-character-count="406"/>
    <meta:generator>LibreOfficeDev/5.4.0.0.alpha0$Linux_X86_64 LibreOffice_project/74ccd02eda2d6325a27266fd935aba29b3d75020</meta:generator>
  </office:meta>
</office:document-meta>
</file>